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fb945"/>
    </style:style>
    <style:style style:name="P2" style:family="paragraph" style:parent-style-name="normal">
      <style:paragraph-properties fo:margin-right="0cm" fo:margin-top="0.4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keep-with-next="auto"/>
    </style:style>
    <style:style style:name="P3" style:family="paragraph" style:parent-style-name="normal">
      <style:paragraph-properties fo:margin-left="0.176cm" fo:margin-right="0cm" fo:margin-top="0.002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normal">
      <style:paragraph-properties fo:margin-left="0.176cm" fo:margin-right="0cm" fo:margin-top="0.122cm" fo:margin-bottom="0cm" style:contextual-spacing="false" fo:line-height="100%" fo:text-align="start" style:justify-single-word="false" fo:text-indent="0cm" style:auto-text-indent="fals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4pt" fo:font-style="normal" style:text-underline-style="none" fo:font-weight="normal" fo:background-color="transparent" style:font-name-asian="Times New Roman1" style:font-size-asian="4pt" style:font-style-asian="normal" style:font-weight-asian="normal" style:font-name-complex="Times New Roman1" style:font-size-complex="4pt"/>
    </style:style>
    <style:style style:name="P6" style:family="paragraph" style:parent-style-name="normal">
      <loext:graphic-properties draw:fill="none" draw:fill-color="#ffffff"/>
      <style:paragraph-properties fo:margin-left="0.811cm" fo:margin-right="0.224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0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1fb945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6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3.69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italic" style:text-underline-style="none" fo:font-weight="normal" fo:background-color="transparent" style:font-name-asian="Times New Roman1" style:font-size-asian="10.5pt" style:font-style-asian="italic" style:font-weight-asian="normal" style:font-name-complex="Times New Roman1" style:font-size-complex="10.5pt"/>
    </style:style>
    <style:style style:name="P11" style:family="paragraph" style:parent-style-name="normal">
      <loext:graphic-properties draw:fill="none" draw:fill-color="#ffffff"/>
      <style:paragraph-properties fo:margin-left="0.176cm" fo:margin-right="0cm" fo:margin-top="0.002cm" fo:margin-bottom="0cm" style:contextual-spacing="false" fo:line-height="97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5.73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bold" officeooo:rsid="001fb945" fo:background-color="transparent" style:font-name-asian="Times New Roman1" style:font-size-asian="10.5pt" style:font-style-asian="normal" style:font-weight-asian="bold" style:font-name-complex="Times New Roman1" style:font-size-complex="10.5pt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13" style:family="paragraph" style:parent-style-name="normal">
      <loext:graphic-properties draw:fill="none" draw:fill-color="#ffffff"/>
      <style:paragraph-properties fo:margin-left="0.282cm" fo:margin-right="0cm" fo:margin-top="0cm" fo:margin-bottom="0cm" style:contextual-spacing="false" fo:line-height="8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style:paragraph-properties fo:margin-left="0.176cm" fo:margin-right="0cm" fo:margin-top="0.131cm" fo:margin-bottom="0cm" style:contextual-spacing="false" fo:line-height="97%" fo:text-align="start" style:justify-single-word="false" fo:text-indent="0cm" style:auto-text-indent="false">
        <style:tab-stops>
          <style:tab-stop style:position="15.335cm"/>
        </style:tab-stops>
      </style:paragraph-properties>
    </style:style>
    <style:style style:name="P15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7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3.907cm"/>
        </style:tab-stops>
      </style:paragraph-properties>
    </style:style>
    <style:style style:name="P16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5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4.383cm"/>
        </style:tab-stops>
      </style:paragraph-properties>
    </style:style>
    <style:style style:name="P17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6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3.695cm"/>
        </style:tab-stops>
      </style:paragraph-properties>
    </style:style>
    <style:style style:name="P18" style:family="paragraph" style:parent-style-name="Preformatted_20_Text" style:list-style-name="WWNum1">
      <style:text-properties officeooo:paragraph-rsid="001fb945"/>
    </style:style>
    <style:style style:name="P19" style:family="paragraph" style:parent-style-name="Preformatted_20_Text" style:list-style-name="WWNum1">
      <loext:graphic-properties draw:fill="none" draw:fill-color="#ffffff"/>
      <style:paragraph-properties fo:margin-left="0.811cm" fo:margin-right="0.231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Preformatted_20_Text" style:list-style-name="WWNum1">
      <loext:graphic-properties draw:fill="none" draw:fill-color="#ffffff"/>
      <style:paragraph-properties fo:margin-left="0.811cm" fo:margin-right="0.229cm" fo:margin-top="0cm" fo:margin-bottom="0cm" style:contextual-spacing="false" fo:line-height="103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style:font-name="Times New Roman" fo:font-size="10pt" officeooo:paragraph-rsid="001fb945" style:font-size-asian="10pt" style:font-size-complex="10pt"/>
    </style:style>
    <style:style style:name="P21" style:family="paragraph" style:parent-style-name="Standard" style:list-style-name="WWNum1">
      <style:text-properties fo:font-size="10pt" style:font-size-asian="10pt" style:font-size-complex="10pt"/>
    </style:style>
    <style:style style:name="P2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12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font-style="normal" style:text-underline-style="none" fo:font-weight="bold" officeooo:rsid="001fb945" officeooo:paragraph-rsid="001fb945" fo:background-color="transparent" style:font-name-asian="Times New Roman1" style:font-size-asian="24pt" style:font-style-asian="normal" style:font-weight-asian="bold" style:font-name-complex="Times New Roman1" style:font-size-complex="24pt"/>
    </style:style>
    <style:style style:name="P23" style:family="paragraph" style:parent-style-name="normal" style:list-style-name="WWNum1">
      <loext:graphic-properties draw:fill="none" draw:fill-color="#ffffff"/>
      <style:paragraph-properties fo:margin-left="0.811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4" style:family="paragraph" style:parent-style-name="normal" style:list-style-name="WWNum1">
      <loext:graphic-properties draw:fill="none" draw:fill-color="#ffffff"/>
      <style:paragraph-properties fo:margin-left="0.82cm" fo:margin-right="0.22cm" fo:margin-top="0.212cm" fo:margin-bottom="0cm" style:contextual-spacing="false" fo:line-height="104%" fo:text-align="start" style:justify-single-word="false" fo:orphans="0" fo:widows="0" fo:text-indent="-0.64cm" style:auto-text-indent="false" fo:background-color="transparent" fo:padding="0cm" fo:border="none" style:shadow="none" style:join-border="false">
        <style:tab-stops>
          <style:tab-stop style:position="0.81cm"/>
          <style:tab-stop style:position="0.81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23b8ef" officeooo:paragraph-rsid="0023b8ef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5" style:family="paragraph" style:parent-style-name="normal">
      <loext:graphic-properties draw:fill="none" draw:fill-color="#ffffff"/>
      <style:paragraph-properties fo:margin-left="0.176cm" fo:margin-right="0.746cm" fo:margin-top="0.155cm" fo:margin-bottom="0cm" style:contextual-spacing="false" fo:line-height="10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fb945" officeooo:paragraph-rsid="0023b8ef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6" style:family="paragraph" style:parent-style-name="normal" style:list-style-name="WWNum1">
      <loext:graphic-properties draw:fill="none" draw:fill-color="#ffffff"/>
      <style:paragraph-properties fo:margin-left="0.811cm" fo:margin-right="0.228cm" fo:margin-top="0cm" fo:margin-bottom="0cm" style:contextual-spacing="false" fo:line-height="103%" fo:text-align="start" style:justify-single-word="false" fo:orphans="0" fo:widows="0" fo:text-indent="-0.635cm" style:auto-text-indent="false" fo:background-color="transparent" fo:padding="0cm" fo:border="none" style:shadow="none" style:join-border="false">
        <style:tab-stops>
          <style:tab-stop style:position="0.81cm"/>
          <style:tab-stop style:position="0.811cm"/>
        </style:tab-stops>
      </style:paragraph-properties>
      <style:text-properties fo:font-size="10pt" officeooo:paragraph-rsid="0023b8ef" style:font-size-asian="10pt" style:font-size-complex="10pt"/>
    </style:style>
    <style:style style:name="P27" style:family="paragraph" style:parent-style-name="normal" style:list-style-name="WWNum1">
      <loext:graphic-properties draw:fill="none" draw:fill-color="#ffffff"/>
      <style:paragraph-properties fo:margin-left="0.811cm" fo:margin-right="0cm" fo:margin-top="0cm" fo:margin-bottom="0cm" style:contextual-spacing="false" fo:line-height="100%" fo:text-align="start" style:justify-single-word="false" fo:orphans="0" fo:widows="0" fo:text-indent="-0.635cm" style:auto-text-indent="false" fo:background-color="transparent" fo:padding="0cm" fo:border="none" style:shadow="none" style:join-border="false">
        <style:tab-stops>
          <style:tab-stop style:position="0.81cm"/>
          <style:tab-stop style:position="0.811cm"/>
        </style:tab-stops>
      </style:paragraph-properties>
      <style:text-properties fo:font-size="10pt" officeooo:paragraph-rsid="001fb945" style:font-size-asian="10pt" style:font-size-complex="10pt"/>
    </style:style>
    <style:style style:name="P28" style:family="paragraph" style:parent-style-name="normal" style:list-style-name="WWNum1">
      <loext:graphic-properties draw:fill="none" draw:fill-color="#ffffff"/>
      <style:paragraph-properties fo:margin-left="0.811cm" fo:margin-right="0.228cm" fo:margin-top="0cm" fo:margin-bottom="0cm" style:contextual-spacing="false" fo:line-height="103%" fo:text-align="start" style:justify-single-word="false" fo:orphans="0" fo:widows="0" fo:text-indent="-0.635cm" style:auto-text-indent="false" fo:background-color="transparent" fo:padding="0cm" fo:border="none" style:shadow="none" style:join-border="false">
        <style:tab-stops>
          <style:tab-stop style:position="0.81cm"/>
          <style:tab-stop style:position="0.811cm"/>
        </style:tab-stops>
      </style:paragraph-properties>
      <style:text-properties fo:font-size="10pt" officeooo:rsid="0023b8ef" officeooo:paragraph-rsid="0023b8ef" style:font-size-asian="10pt" style:font-size-complex="10pt"/>
    </style:style>
    <style:style style:name="P29" style:family="paragraph" style:parent-style-name="normal" style:list-style-name="WWNum1">
      <loext:graphic-properties draw:fill="none" draw:fill-color="#ffffff"/>
      <style:paragraph-properties fo:margin-left="0.811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1cm"/>
          <style:tab-stop style:position="0.811cm"/>
        </style:tab-stops>
      </style:paragraph-properties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officeooo:rsid="0023b8ef" officeooo:paragraph-rsid="0023b8ef"/>
    </style:style>
    <style:style style:name="P31" style:family="paragraph" style:parent-style-name="normal">
      <style:paragraph-properties fo:margin-left="0.176cm" fo:margin-right="0cm" fo:margin-top="0.122cm" fo:margin-bottom="0cm" style:contextual-spacing="false" fo:line-height="100%" fo:text-align="start" style:justify-single-word="false" fo:text-indent="0cm" style:auto-text-indent="false"/>
      <style:text-properties officeooo:rsid="0023b8ef" officeooo:paragraph-rsid="0023b8ef"/>
    </style:style>
    <style:style style:name="P32" style:family="paragraph" style:parent-style-name="normal" style:list-style-name="WWNum1">
      <loext:graphic-properties draw:fill="none" draw:fill-color="#ffffff"/>
      <style:paragraph-properties fo:margin-left="0.82cm" fo:margin-right="0.22cm" fo:margin-top="0.212cm" fo:margin-bottom="0cm" style:contextual-spacing="false" fo:line-height="104%" fo:text-align="start" style:justify-single-word="false" fo:orphans="0" fo:widows="0" fo:text-indent="-0.64cm" style:auto-text-indent="false" fo:background-color="transparent" fo:padding="0cm" fo:border="none" style:shadow="none" style:join-border="false">
        <style:tab-stops>
          <style:tab-stop style:position="0.81cm"/>
          <style:tab-stop style:position="0.811cm"/>
        </style:tab-stops>
      </style:paragraph-properties>
      <style:text-properties officeooo:paragraph-rsid="0023b8ef"/>
    </style:style>
    <style:style style:name="P33" style:family="paragraph" style:parent-style-name="normal">
      <style:paragraph-properties fo:margin-left="0.18cm" fo:margin-right="0cm" fo:margin-top="0.42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keep-with-next="auto"/>
      <style:text-properties fo:font-size="10.5pt" style:text-underline-style="solid" style:text-underline-width="auto" style:text-underline-color="font-color" fo:font-weight="bold" officeooo:rsid="0023b8ef" officeooo:paragraph-rsid="0023b8ef" style:font-size-asian="10.5pt" style:font-weight-asian="bold" style:font-size-complex="10.5pt"/>
    </style:style>
    <style:style style:name="P34" style:family="paragraph" style:parent-style-name="normal">
      <loext:graphic-properties draw:fill="none" draw:fill-color="#ffffff"/>
      <style:paragraph-properties fo:margin-left="0.176cm" fo:margin-right="0cm" fo:margin-top="0cm" fo:margin-bottom="0cm" style:contextual-spacing="false" fo:line-height="95%" fo:text-align="start" style:justify-single-word="false" fo:keep-together="auto" fo:orphans="0" fo:widows="0" fo:text-indent="0.176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4.78cm"/>
        </style:tab-stops>
      </style:paragraph-properties>
      <style:text-properties officeooo:paragraph-rsid="0023b8ef"/>
    </style:style>
    <style:style style:name="P35" style:family="paragraph">
      <loext:graphic-properties draw:fill="none"/>
      <style:paragraph-properties fo:text-align="start"/>
    </style:style>
    <style:style style:name="P36" style:family="paragraph">
      <loext:graphic-properties draw:fill="solid" draw:fill-color="#878787"/>
      <style:paragraph-properties fo:text-align="star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fb945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1fb945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023b8ef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fb945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1ffeb8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rsid="0023b8ef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bold" fo:background-color="transparent" loext:char-shading-value="0" style:font-name-asian="Times New Roman1" style:font-size-asian="10.5pt" style:font-style-asian="normal" style:font-weight-asian="bold" style:font-name-complex="Times New Roman1" style:font-size-complex="10.5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bold" officeooo:rsid="001fb945" fo:background-color="transparent" loext:char-shading-value="0" style:font-name-asian="Times New Roman1" style:font-size-asian="10.5pt" style:font-style-asian="normal" style:font-weight-asian="bold" style:font-name-complex="Times New Roman1" style:font-size-complex="10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normal" style:text-underline-style="none" fo:font-weight="bold" officeooo:rsid="0023b8ef" fo:background-color="transparent" loext:char-shading-value="0" style:font-name-asian="Times New Roman1" style:font-size-asian="10.5pt" style:font-style-asian="normal" style:font-weight-asian="bold" style:font-name-complex="Times New Roman1" style:font-size-complex="10.5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italic" style:text-underline-style="none" fo:font-weight="normal" fo:background-color="transparent" loext:char-shading-value="0" style:font-name-asian="Times New Roman1" style:font-size-asian="10.5pt" style:font-style-asian="italic" style:font-weight-asian="normal" style:font-name-complex="Times New Roman1" style:font-size-complex="10.5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italic" style:text-underline-style="none" fo:font-weight="normal" officeooo:rsid="001fb945" fo:background-color="transparent" loext:char-shading-value="0" style:font-name-asian="Times New Roman1" style:font-size-asian="10.5pt" style:font-style-asian="italic" style:font-weight-asian="normal" style:font-name-complex="Times New Roman1" style:font-size-complex="10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font-style="italic" style:text-underline-style="none" fo:font-weight="normal" officeooo:rsid="0023b8ef" fo:background-color="transparent" loext:char-shading-value="0" style:font-name-asian="Times New Roman1" style:font-size-asian="10.5pt" style:font-style-asian="italic" style:font-weight-asian="normal" style:font-name-complex="Times New Roman1" style:font-size-complex="10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normal" style:text-underline-style="none" fo:font-weight="normal" fo:background-color="transparent" loext:char-shading-value="0" style:font-name-asian="Times New Roman1" style:font-size-asian="11.5pt" style:font-style-asian="normal" style:font-weight-asian="normal" style:font-name-complex="Times New Roman1" style:font-size-complex="11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1fb945" fo:background-color="transparent" loext:char-shading-value="0" style:font-name-asian="Times New Roman1" style:font-style-asian="normal" style:font-weight-asian="normal" style:font-name-complex="Times New Roman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23b8ef" fo:background-color="transparent" loext:char-shading-value="0" style:font-name-asian="Times New Roman1" style:font-style-asian="normal" style:font-weight-asian="normal" style:font-name-complex="Times New Roman1"/>
    </style:style>
    <style:style style:name="T20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T21" style:family="text">
      <style:text-properties fo:font-size="10.5pt" style:text-underline-style="solid" style:text-underline-width="auto" style:text-underline-color="font-color" fo:font-weight="bold" officeooo:rsid="0023b8ef" style:font-size-asian="10.5pt" style:font-weight-asian="bold" style:font-size-complex="10.5pt"/>
    </style:style>
    <style:style style:name="T22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23" style:family="text">
      <style:text-properties fo:font-size="10.5pt" fo:font-weight="bold" officeooo:rsid="001fb945" style:font-size-asian="10.5pt" style:font-weight-asian="bold" style:font-size-complex="10.5pt"/>
    </style:style>
    <style:style style:name="T24" style:family="text">
      <style:text-properties fo:font-size="10.5pt" fo:font-weight="bold" officeooo:rsid="00212cc2" style:font-size-asian="10.5pt" style:font-weight-asian="bold" style:font-size-complex="10.5pt"/>
    </style:style>
    <style:style style:name="T25" style:family="text">
      <style:text-properties fo:font-size="10.5pt" fo:font-weight="bold" officeooo:rsid="0023b8ef" style:font-size-asian="10.5pt" style:font-weight-asian="bold" style:font-size-complex="10.5pt"/>
    </style:style>
    <style:style style:name="T26" style:family="text">
      <style:text-properties officeooo:rsid="00212cc2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fb945" style:font-size-asian="10pt" style:font-size-complex="10pt"/>
    </style:style>
    <style:style style:name="T29" style:family="text">
      <style:text-properties officeooo:rsid="00229ccd"/>
    </style:style>
    <style:style style:name="T30" style:family="text">
      <style:text-properties officeooo:rsid="0023b8ef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 style:parent-style-name="Frame">
      <style:graphic-properties draw:stroke="none" svg:stroke-width="0cm" draw:fill="none" loext:fill-use-slide-background="false" draw:textarea-vertical-align="middle" draw:auto-grow-height="false" fo:min-height="0cm" fo:min-width="17.062cm" fo:padding-top="0.254cm" fo:padding-bottom="0.254cm" fo:padding-left="0.254cm" fo:padding-right="0.254cm" fo:wrap-option="wrap" loext:decorative="false" style:run-through="fore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middle" draw:auto-grow-height="false" fo:min-height="0cm" fo:min-width="17.044cm" fo:padding-top="0.254cm" fo:padding-bottom="0.254cm" fo:padding-left="0.254cm" fo:padding-right="0.254cm" fo:wrap-option="wrap" loext:decorative="false" style:run-through="foreground"/>
    </style:style>
    <style:style style:name="gr5" style:family="graphic" style:parent-style-name="Frame">
      <style:graphic-properties draw:stroke="none" svg:stroke-width="0cm" draw:fill="solid" draw:fill-color="#878787" draw:textarea-vertical-align="middle" draw:auto-grow-height="false" fo:min-height="0cm" fo:min-width="17.062cm" fo:padding-top="0.254cm" fo:padding-bottom="0.254cm" fo:padding-left="0.254cm" fo:padding-right="0.254cm" fo:wrap-option="wrap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aniel Lucas Ferreira de Araújo</text:p>
      <text:p text:style-name="P30"><text:span text:style-name="T2">D</text:span><text:span text:style-name="T1">esenvolvedor Front-End</text:span></text:p>
      <text:p text:style-name="P1"><text:span text:style-name="T5">Telefone </text:span><text:span text:style-name="T3">:</text:span><text:span text:style-name="T4">(33)999177011 |</text:span><text:span text:style-name="T3"> <text:s/>E-mail: </text:span><text:span text:style-name="T4">contato@daniellucas.dev</text:span><text:span text:style-name="T3"> </text:span><text:span text:style-name="T4">| </text:span><text:span text:style-name="T3">Github: https://github.com/herokk1</text:span></text:p>
      <text:p text:style-name="P9">LinkedIn: https://www.linkedin.com/in/daniellucasfaraujo/</text:p>
      <text:p text:style-name="P5"/>
      <text:p text:style-name="P13"><draw:g text:anchor-type="as-char" draw:z-index="0" draw:name="Forma1" draw:style-name="gr1"><draw:g draw:style-name="gr2"><draw:custom-shape draw:name="Shape 3" draw:style-name="gr3" draw:text-style-name="P35" svg:width="17.569cm" svg:height="0.027cm" svg:x="0cm" svg:y="0cm"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2"><draw:custom-shape draw:name="Shape 5" draw:style-name="gr4" draw:text-style-name="P35" svg:width="17.551cm" svg:height="0.003cm" svg:x="0cm" svg:y="0cm"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36" svg:width="17.569cm" svg:height="0.027cm" svg:x="0cm" svg:y="0cm"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text:p>
      <text:p text:style-name="P33">RESUMO</text:p>
      <text:list text:style-name="WWNum1">
        <text:list-item>
          <text:p text:style-name="P24">Contribuí para projetos internacionais, desenvolvendo projetos internacionais e liderando times de tradução que foram capazes de traduzir projetos em menos de 3 meses (1 mês antes do previsto).</text:p>
        </text:list-item>
        <text:list-item>
          <text:p text:style-name="P32"><text:span text:style-name="T9">Liderei times compostos por Trainees até Juniores, e aplicando técnicas de Agile fui capaz de aumentar entregas em até 30%.</text:span></text:p>
        </text:list-item>
      </text:list>
      <text:p text:style-name="P6"/>
      <text:p text:style-name="P3"><text:span text:style-name="T21">HABILIDADES</text:span></text:p>
      <text:p text:style-name="P25">Javascript <text:span text:style-name="T29">(+2 </text:span><text:span text:style-name="T30">Anos</text:span><text:span text:style-name="T29">)</text:span> , Vue <text:span text:style-name="T29">(+2 </text:span><text:span text:style-name="T30">Anos</text:span><text:span text:style-name="T29">)</text:span>, Nuxt <text:span text:style-name="T29">(+2 </text:span><text:span text:style-name="T30">Anos</text:span><text:span text:style-name="T29">)</text:span>, VueX <text:span text:style-name="T29">(+2 </text:span><text:span text:style-name="T30">Anos</text:span><text:span text:style-name="T29">)</text:span>, <text:span text:style-name="T30">Desenvolvimento </text:span>Front-end <text:span text:style-name="T29">(+2 </text:span><text:span text:style-name="T30">Anos</text:span><text:span text:style-name="T29">)</text:span>, <text:span text:style-name="T30">Desenvolvimento</text:span> Web <text:span text:style-name="T29">(+2 </text:span><text:span text:style-name="T30">Anos</text:span><text:span text:style-name="T29">) </text:span>, HTML <text:span text:style-name="T29">(+2 </text:span><text:span text:style-name="T30">Anos</text:span><text:span text:style-name="T29">) </text:span>, CSS <text:span text:style-name="T29">(+2 </text:span><text:span text:style-name="T30">Anos</text:span><text:span text:style-name="T29">)</text:span>, React , Next , Tailwind , SASS , SCSS , Bootstrap , UI , UX , SEO , Docker , Git , Node.js , Orató<text:span text:style-name="T30">ria</text:span> , <text:span text:style-name="T30">Comunicação</text:span> , Feedback, <text:span text:style-name="T30">Liderança</text:span> .</text:p>
      <text:p text:style-name="P6"/>
      <text:p text:style-name="P2"><text:span text:style-name="T21">EXPERIÊNCIA PROFISSIONAL</text:span></text:p>
      <text:p text:style-name="P14"><text:span text:style-name="Emphasis"><text:span text:style-name="T23">Braip intermedia</text:span></text:span><text:span text:style-name="Emphasis"><text:span text:style-name="T24">co</text:span></text:span><text:span text:style-name="Emphasis"><text:span text:style-name="T23">es</text:span></text:span><text:span text:style-name="T23"> &amp; negocios</text:span><text:span text:style-name="Emphasis"><text:span text:style-name="T23"> LTDA</text:span></text:span><text:span text:style-name="T23"> <text:s text:c="64"/>Bra</text:span><text:span text:style-name="T25">s</text:span><text:span text:style-name="T23">il - Governador Valadares, MG</text:span></text:p>
      <text:p text:style-name="P34"><text:span text:style-name="T15">Desenvolvedor Front-end</text:span><text:span text:style-name="T13"><text:tab/></text:span><text:span text:style-name="T14">De</text:span><text:span text:style-name="T15">z</text:span><text:span text:style-name="T13"> 202</text:span><text:span text:style-name="T14">2</text:span><text:span text:style-name="T13"> - </text:span><text:span text:style-name="T14">Present</text:span><text:span text:style-name="T15">e</text:span></text:p>
      <text:list text:continue-numbering="true" text:style-name="WWNum1">
        <text:list-item>
          <text:p text:style-name="P28">Liderei um time de iniciantes que foram capazes de programar em Javascript (Vue) em menos de 3 meses.</text:p>
        </text:list-item>
        <text:list-item>
          <text:p text:style-name="P26"><text:span text:style-name="T30">Liderei um time de juniores em dois grandes projetos relacionados á internacionalização do website em Português, Inglês e Espanhol utilizando Vue i18n, que foi entregue em menos de 5 meses com ambos (dois projetos) 100% internacionalizados e prontos para trabalhar com dólares.</text:span></text:p>
        </text:list-item>
        <text:list-item>
          <text:p text:style-name="P21">Colabor<text:span text:style-name="T30">ei</text:span> na criação do maior projeto da empresa desenvolvendo em Javascript (Vue), desenhando telas como UI/UX e internacionalizando-as para <text:span text:style-name="T30">P</text:span>ortuguês, <text:span text:style-name="T30">I</text:span>nglês e <text:span text:style-name="T30">E</text:span>spanhol, além de liderar Sprints que <text:span text:style-name="T30">ao implementar</text:span> técnicas Agile as tarefas entregues da equipe por semana aumentou com sucesso de 5 para 7.</text:p>
        </text:list-item>
        <text:list-item>
          <text:p text:style-name="P19"><text:bookmark text:name="tw-target-text"/><text:span text:style-name="T17">Responsável pela implementação de SEO dos projetos, e utilizando o Lighthouse consegui aumentar a pontuação </text:span><text:span text:style-name="T19">de 38</text:span><text:span text:style-name="T17"> para +90.</text:span></text:p>
        </text:list-item>
      </text:list>
      <text:p text:style-name="P7"/>
      <text:p text:style-name="P15"><text:span text:style-name="T11">Freelancer</text:span><text:span text:style-name="T10"><text:tab/> <text:s text:c="29"/></text:span><text:span text:style-name="T11">Remot</text:span><text:span text:style-name="T12">o</text:span><text:span text:style-name="T11"> <text:s text:c="3"/></text:span></text:p>
      <text:p text:style-name="P16"><text:span text:style-name="T14"><text:s/>Full-stack developer</text:span><text:span text:style-name="T13"><text:tab/> <text:s text:c="5"/></text:span><text:span text:style-name="T14">Jul</text:span><text:span text:style-name="T13"> 20</text:span><text:span text:style-name="T14">22</text:span><text:span text:style-name="T13"> - </text:span><text:span text:style-name="T14">Present</text:span><text:span text:style-name="T15">e</text:span></text:p>
      <text:list text:continue-numbering="true" text:style-name="WWNum1">
        <text:list-item>
          <text:p text:style-name="P20"><text:bookmark text:name="tw-target-text Copy 1"/>Desenvolvi do zero um sistema de software de emissão de faturas open source com um grupo de desenvolvedores usando Vue, Nuxt e Admin LTE que em 4 meses resultou em um software gratuito que foi utilizado pelos próprios desenvolvedores que precisavam dele.</text:p>
        </text:list-item>
        <text:list-item>
          <text:p text:style-name="P21"><text:span text:style-name="T30">Desenvolvi do zero</text:span> um robô <text:span text:style-name="T30">do </text:span>discord usando Node.js e Discord.js que se comunicava com uma API de IA que criava prompts para MidJourney, o que resultou na retenção de aproximadamente 20% dos usuários do site no servidor do robô.</text:p>
        </text:list-item>
        <text:list-item>
          <text:p text:style-name="P18"><text:bookmark text:name="tw-target-text Copy 2"/><text:span text:style-name="T7">Responsável pela UI/UX e desenvolvimento de landing pages utilizando Javascript, HTML, CSS, Bootstrap, Vue/React, Nuxt/Next e o que o cliente preferir do Brasil e EUA.</text:span><text:span text:style-name="T16"><text:line-break/></text:span></text:p>
        </text:list-item>
      </text:list>
      <text:p text:style-name="P4"><text:span text:style-name="T21">E</text:span><text:span text:style-name="T20">DUCA</text:span><text:span text:style-name="T21">ÇÃO</text:span></text:p>
      <text:p text:style-name="P11">Faculdade Pitágoras <text:s text:c="107"/>Governador Valadares, MG</text:p>
      <text:p text:style-name="P17"><text:span text:style-name="T15">Engenharia Elétrica</text:span><text:span text:style-name="T13"> <text:s text:c="119"/></text:span><text:span text:style-name="T15">Graduação</text:span><text:span text:style-name="T13">: </text:span><text:span text:style-name="T14">Dec</text:span><text:span text:style-name="T13"> 20</text:span><text:span text:style-name="T14">24</text:span></text:p>
      <text:list text:continue-numbering="true" text:style-name="WWNum1">
        <text:list-item>
          <text:p text:style-name="P27">Criei um clube de programação focado em automação com C++ e C#, reunindo professores e alunos.</text:p>
        </text:list-item>
      </text:list>
      <text:p text:style-name="P8"/>
      <text:p text:style-name="P31"><text:span text:style-name="T20">IDIOMAS</text:span></text:p>
      <text:p text:style-name="P10"/>
      <text:list text:continue-numbering="true" text:style-name="WWNum1">
        <text:list-item>
          <text:p text:style-name="P29"><text:span text:style-name="T9">Inglês</text:span><text:span text:style-name="T6"> - <text:s/></text:span><text:span text:style-name="T8">C2</text:span><text:span text:style-name="T6">;</text:span></text:p>
        </text:list-item>
        <text:list-item>
          <text:p text:style-name="P23">Portuguê<text:span text:style-name="T30">s</text:span> - Nativ<text:span text:style-name="T30">o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NSimSun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n" fo:country="US" style:letter-kerning="false" style:font-name-asian="NSimSun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176cm" fo:line-height="97%"/>
      <style:text-properties style:font-name="Times New Roman" fo:font-family="'Times New Roman'" style:font-family-generic="roman" style:font-pitch="variable" fo:font-size="10.5pt" fo:font-weight="bold" style:font-name-asian="Times New Roman1" style:font-family-asian="'Times New Roman'" style:font-family-generic-asian="system" style:font-pitch-asian="variable" style:font-size-asian="10.5pt" style:font-weight-asian="bold" style:font-name-complex="Times New Roman1" style:font-family-complex="'Times New Roman'" style:font-family-generic-complex="system" style:font-pitch-complex="variable" style:font-size-complex="10.5pt"/>
    </style:style>
    <style:style style:name="Heading_20_2" style:display-name="Heading 2" style:family="paragraph" style:parent-style-name="normal" style:next-style-name="normal" style:class="text">
      <style:paragraph-properties fo:margin-left="0.176cm" fo:margin-top="0.129cm" fo:margin-bottom="0cm" style:contextual-spacing="false" fo:line-height="100%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3" style:display-name="Heading 3" style:family="paragraph" style:parent-style-name="normal" style:next-style-name="normal" style:class="text">
      <style:paragraph-properties fo:margin-left="0.176cm" fo:line-height="95%"/>
      <style:text-properties style:font-name="Times New Roman" fo:font-family="'Times New Roman'" style:font-family-generic="roman" style:font-pitch="variable" fo:font-size="10.5pt" fo:font-style="italic" style:font-name-asian="Times New Roman1" style:font-family-asian="'Times New Roman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/>
    </style:style>
    <style:style style:name="Heading_20_4" style:display-name="Heading 4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423cm" fo:margin-bottom="0.07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388cm" fo:margin-bottom="0.07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class="text">
      <loext:graphic-properties draw:fill="none" draw:fill-color="#ffffff"/>
      <style:paragraph-properties fo:margin-left="0cm" fo:margin-right="0cm" fo:margin-top="0.353cm" fo:margin-bottom="0.07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847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8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1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2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6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058cm" fo:margin-bottom="0.494cm" fo:margin-left="1.729cm" fo:margin-right="1.693cm" style:writing-mode="lr-tb" style:layout-grid-color="#c0c0c0" style:layout-grid-lines="263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5T16:57:09.741890137</dc:date>
    <meta:editing-duration>P1DT3H36M8S</meta:editing-duration>
    <meta:editing-cycles>5</meta:editing-cycles>
    <meta:generator>LibreOffice/7.6.4.1$MacOSX_X86_64 LibreOffice_project/e19e193f88cd6c0525a17fb7a176ed8e6a3e2aa1</meta:generator>
    <meta:document-statistic meta:table-count="0" meta:image-count="0" meta:object-count="0" meta:page-count="1" meta:paragraph-count="29" meta:word-count="431" meta:character-count="3066" meta:non-whitespace-character-count="2341"/>
    <meta:user-defined meta:name="Created">2020-11-01T00:00:00Z</meta:user-defined>
    <meta:user-defined meta:name="KSOProductBuildVer">1046-10.2.0.7480</meta:user-defined>
    <meta:user-defined meta:name="LastSaved">2021-06-01T00:00:00Z</meta:user-defined>
  </office:meta>
</office:document-meta>
</file>